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4c9" officeooo:paragraph-rsid="0015dadb"/>
    </style:style>
    <style:style style:name="P2" style:family="paragraph" style:parent-style-name="Standard">
      <style:text-properties officeooo:rsid="0015dadb" officeooo:paragraph-rsid="0015dadb"/>
    </style:style>
    <style:style style:name="P3" style:family="paragraph" style:parent-style-name="Standard">
      <style:text-properties officeooo:rsid="001c14c9" officeooo:paragraph-rsid="002098c8"/>
    </style:style>
    <style:style style:name="T1" style:family="text">
      <style:text-properties officeooo:rsid="001f87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87b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2"><text:span text:style-name="T2">Оппл</text:span> на высоком холме сидит и смотрит на Луну.</text:p>
      <text:p text:style-name="P1">*****</text:p>
      <text:p text:style-name="P3">*<text:span text:style-name="T1">К нему подходит </text:span><text:span text:style-name="T2">Nightfall's Kaleido</text:span><text:span text:style-name="T1">. Он некоторое время смотрит на </text:span><text:span text:style-name="T3">Оппла</text:span><text:span text:style-name="T1">, как тот безмятежно смотрит на луну. А затем тихо уходит, и шепотом смотря на луну: “Может быть ты и права”</text:span>*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5-05-14T19:40:04.086621169</dc:date>
    <meta:editing-duration>PT14M43S</meta:editing-duration>
    <meta:editing-cycles>12</meta:editing-cycles>
    <meta:document-statistic meta:table-count="0" meta:image-count="0" meta:object-count="0" meta:page-count="1" meta:paragraph-count="5" meta:word-count="43" meta:character-count="243" meta:non-whitespace-character-count="205"/>
  </office:meta>
</office:document-meta>
</file>